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2f4f4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11"/>
    <style:style style:name="ce4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3-firefox" table:style-name="ta1">
        <table:shapes>
          <draw:frame draw:z-index="0" draw:style-name="gr1" draw:text-style-name="P1" svg:width="15.999cm" svg:height="8.999cm" svg:x="0cm" svg:y="4.483cm">
            <draw:object draw:notify-on-update-of-ranges="'b3-firefox'.A2:'b3-firefox'.A9 'b3-firefox'.F1:'b3-firefox'.F1 'b3-firefox'.F2:'b3-firefox'.F9 'b3-firefox'.G1:'b3-firefox'.G1 'b3-firefox'.G2:'b3-firefox'.G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2" table:default-cell-style-name="ce3"/>
        <table:table-column table:style-name="co3" table:number-columns-repeated="2" table:default-cell-style-name="ce4"/>
        <table:table-row table:style-name="ro1">
          <table:table-cell table:style-name="ce1" office:value-type="string" calcext:value-type="string">
            <text:p>Image size</text:p>
          </table:table-cell>
          <table:table-cell table:style-name="ce1" office:value-type="string" calcext:value-type="string">
            <text:p>Pixel count</text:p>
          </table:table-cell>
          <table:table-cell table:style-name="ce1" office:value-type="string" calcext:value-type="string">
            <text:p>JS</text:p>
          </table:table-cell>
          <table:table-cell table:style-name="ce1" office:value-type="string" calcext:value-type="string">
            <text:p>WASM</text:p>
          </table:table-cell>
          <table:table-cell table:style-name="Default"/>
          <table:table-cell table:style-name="ce1" office:value-type="string" calcext:value-type="string">
            <text:p>JS / pixel</text:p>
          </table:table-cell>
          <table:table-cell table:style-name="ce1" office:value-type="string" calcext:value-type="string">
            <text:p>WASM / pix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]^2" office:value-type="float" office:value="256" calcext:value-type="float">
            <text:p>256</text:p>
          </table:table-cell>
          <table:table-cell office:value-type="float" office:value="0.03" calcext:value-type="float">
            <text:p>0,0300</text:p>
          </table:table-cell>
          <table:table-cell office:value-type="float" office:value="0.015" calcext:value-type="float">
            <text:p>0,0150</text:p>
          </table:table-cell>
          <table:table-cell/>
          <table:table-cell table:formula="of:=[.C2]/[.B2]" office:value-type="float" office:value="0.0001171875" calcext:value-type="float">
            <text:p>0,00011719</text:p>
          </table:table-cell>
          <table:table-cell table:formula="of:=[.D2]/[.B2]" office:value-type="float" office:value="0.00005859375" calcext:value-type="float">
            <text:p>0,000058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]^2" office:value-type="float" office:value="1024" calcext:value-type="float">
            <text:p>1024</text:p>
          </table:table-cell>
          <table:table-cell office:value-type="float" office:value="0.1" calcext:value-type="float">
            <text:p>0,1000</text:p>
          </table:table-cell>
          <table:table-cell office:value-type="float" office:value="0.035" calcext:value-type="float">
            <text:p>0,0350</text:p>
          </table:table-cell>
          <table:table-cell/>
          <table:table-cell table:formula="of:=[.C3]/[.B3]" office:value-type="float" office:value="0.00009765625" calcext:value-type="float">
            <text:p>0,00009766</text:p>
          </table:table-cell>
          <table:table-cell table:formula="of:=[.D3]/[.B3]" office:value-type="float" office:value="0.0000341796875" calcext:value-type="float">
            <text:p>0,000034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4]^2" office:value-type="float" office:value="4096" calcext:value-type="float">
            <text:p>4096</text:p>
          </table:table-cell>
          <table:table-cell office:value-type="float" office:value="0.39" calcext:value-type="float">
            <text:p>0,3900</text:p>
          </table:table-cell>
          <table:table-cell office:value-type="float" office:value="0.135" calcext:value-type="float">
            <text:p>0,1350</text:p>
          </table:table-cell>
          <table:table-cell/>
          <table:table-cell table:formula="of:=[.C4]/[.B4]" office:value-type="float" office:value="0.00009521484375" calcext:value-type="float">
            <text:p>0,00009521</text:p>
          </table:table-cell>
          <table:table-cell table:formula="of:=[.D4]/[.B4]" office:value-type="float" office:value="0.000032958984375" calcext:value-type="float">
            <text:p>0,000032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5]^2" office:value-type="float" office:value="16384" calcext:value-type="float">
            <text:p>16384</text:p>
          </table:table-cell>
          <table:table-cell office:value-type="float" office:value="1.54" calcext:value-type="float">
            <text:p>1,5400</text:p>
          </table:table-cell>
          <table:table-cell office:value-type="float" office:value="0.51" calcext:value-type="float">
            <text:p>0,5100</text:p>
          </table:table-cell>
          <table:table-cell/>
          <table:table-cell table:formula="of:=[.C5]/[.B5]" office:value-type="float" office:value="0.000093994140625" calcext:value-type="float">
            <text:p>0,00009399</text:p>
          </table:table-cell>
          <table:table-cell table:formula="of:=[.D5]/[.B5]" office:value-type="float" office:value="0.0000311279296875" calcext:value-type="float">
            <text:p>0,000031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6]^2" office:value-type="float" office:value="65536" calcext:value-type="float">
            <text:p>65536</text:p>
          </table:table-cell>
          <table:table-cell office:value-type="float" office:value="6.2" calcext:value-type="float">
            <text:p>6,2000</text:p>
          </table:table-cell>
          <table:table-cell office:value-type="float" office:value="1.98" calcext:value-type="float">
            <text:p>1,9800</text:p>
          </table:table-cell>
          <table:table-cell/>
          <table:table-cell table:formula="of:=[.C6]/[.B6]" office:value-type="float" office:value="0.0000946044921875" calcext:value-type="float">
            <text:p>0,00009460</text:p>
          </table:table-cell>
          <table:table-cell table:formula="of:=[.D6]/[.B6]" office:value-type="float" office:value="0.00003021240234375" calcext:value-type="float">
            <text:p>0,000030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7]^2" office:value-type="float" office:value="262144" calcext:value-type="float">
            <text:p>262144</text:p>
          </table:table-cell>
          <table:table-cell office:value-type="float" office:value="24.275" calcext:value-type="float">
            <text:p>24,2750</text:p>
          </table:table-cell>
          <table:table-cell office:value-type="float" office:value="7.87" calcext:value-type="float">
            <text:p>7,8700</text:p>
          </table:table-cell>
          <table:table-cell/>
          <table:table-cell table:formula="of:=[.C7]/[.B7]" office:value-type="float" office:value="0.0000926017761230469" calcext:value-type="float">
            <text:p>0,00009260</text:p>
          </table:table-cell>
          <table:table-cell table:formula="of:=[.D7]/[.B7]" office:value-type="float" office:value="0.0000300216674804688" calcext:value-type="float">
            <text:p>0,0000300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8]^2" office:value-type="float" office:value="589824" calcext:value-type="float">
            <text:p>589824</text:p>
          </table:table-cell>
          <table:table-cell office:value-type="float" office:value="54.68" calcext:value-type="float">
            <text:p>54,6800</text:p>
          </table:table-cell>
          <table:table-cell office:value-type="float" office:value="17.65" calcext:value-type="float">
            <text:p>17,6500</text:p>
          </table:table-cell>
          <table:table-cell/>
          <table:table-cell table:formula="of:=[.C8]/[.B8]" office:value-type="float" office:value="0.0000927056206597222" calcext:value-type="float">
            <text:p>0,00009271</text:p>
          </table:table-cell>
          <table:table-cell table:formula="of:=[.D8]/[.B8]" office:value-type="float" office:value="0.0000299241807725694" calcext:value-type="float">
            <text:p>0,000029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9]^2" office:value-type="float" office:value="1048576" calcext:value-type="float">
            <text:p>1048576</text:p>
          </table:table-cell>
          <table:table-cell office:value-type="float" office:value="97.08" calcext:value-type="float">
            <text:p>97,0800</text:p>
          </table:table-cell>
          <table:table-cell office:value-type="float" office:value="31.55" calcext:value-type="float">
            <text:p>31,5500</text:p>
          </table:table-cell>
          <table:table-cell/>
          <table:table-cell table:formula="of:=[.C9]/[.B9]" office:value-type="float" office:value="0.0000925827026367188" calcext:value-type="float">
            <text:p>0,00009258</text:p>
          </table:table-cell>
          <table:table-cell table:formula="of:=[.D9]/[.B9]" office:value-type="float" office:value="0.0000300884246826172" calcext:value-type="float">
            <text:p>0,00003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0">
      <number:number number:decimal-places="5" number:min-decimal-places="5" number:min-integer-digits="1" number:grouping="true"/>
    </number:number-style>
    <number:number-style style:name="N109">
      <number:number number:decimal-places="6" number:min-decimal-places="6" number:min-integer-digits="1" number:grouping="true"/>
    </number:number-style>
    <number:number-style style:name="N108">
      <number:number number:decimal-places="7" number:min-decimal-places="7" number:min-integer-digits="1" number:grouping="true"/>
    </number:number-style>
    <number:number-style style:name="N107">
      <number:number number:decimal-places="8" number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5T13:33:17.762024282</dc:date>
    <meta:editing-duration>PT17M31S</meta:editing-duration>
    <meta:editing-cycles>6</meta:editing-cycles>
    <meta:generator>LibreOffice/7.4.4.2$Linux_X86_64 LibreOffice_project/40$Build-2</meta:generator>
    <meta:document-statistic meta:table-count="1" meta:cell-count="54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7">
      <number:number number:decimal-places="8" number:min-decimal-places="8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maximum="0.000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3.952cm" style:legend-expansion="high" chart:style-name="ch2"/>
        <chart:plot-area chart:style-name="ch3" table:cell-range-address="'b3-firefox'.A2:'b3-firefox'.A9 'b3-firefox'.F1:'b3-firefox'.G9" chart:data-source-has-labels="both" svg:x="0.32cm" svg:y="0.18cm" svg:width="12.488cm" svg:height="8.64cm">
          <chart:coordinate-region svg:x="2.344cm" svg:y="0.379cm" svg:width="10.464cm" svg:height="7.794cm"/>
          <chart:axis chart:dimension="x" chart:name="primary-x" chart:style-name="ch4" chartooo:axis-type="auto">
            <chartooo:date-scale/>
            <chart:categories table:cell-range-address="'b3-firefox'.A2:'b3-firefox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3-firefox'.F2:'b3-firefox'.F9" chart:label-cell-address="'b3-firefox'.F1:'b3-firefox'.F1" chart:class="chart:bar">
            <chart:data-point chart:repeated="8"/>
          </chart:series>
          <chart:series chart:style-name="ch8" chart:values-cell-range-address="'b3-firefox'.G2:'b3-firefox'.G9" chart:label-cell-address="'b3-firefox'.G1:'b3-firefox'.G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S / pixel</text:p>
                <draw:g>
                  <svg:desc>'b3-firefox'.F1:'b3-firefox'.F1</svg:desc>
                </draw:g>
              </table:table-cell>
              <table:table-cell office:value-type="string">
                <text:p>WASM / pixel</text:p>
                <draw:g>
                  <svg:desc>'b3-firefox'.G1:'b3-firefox'.G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'b3-firefox'.A2:'b3-firefox'.A9</svg:desc>
                </draw:g>
              </table:table-cell>
              <table:table-cell office:value-type="float" office:value="0.0001171875">
                <text:p>0.0001171875</text:p>
                <draw:g>
                  <svg:desc>'b3-firefox'.F2:'b3-firefox'.F9</svg:desc>
                </draw:g>
              </table:table-cell>
              <table:table-cell office:value-type="float" office:value="0.00005859375">
                <text:p>0.00005859375</text:p>
                <draw:g>
                  <svg:desc>'b3-firefox'.G2:'b3-firefox'.G9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9765625">
                <text:p>0.00009765625</text:p>
              </table:table-cell>
              <table:table-cell office:value-type="float" office:value="0.0000341796875">
                <text:p>0.0000341796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9521484375">
                <text:p>0.00009521484375</text:p>
              </table:table-cell>
              <table:table-cell office:value-type="float" office:value="0.000032958984375">
                <text:p>0.0000329589843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93994140625">
                <text:p>0.000093994140625</text:p>
              </table:table-cell>
              <table:table-cell office:value-type="float" office:value="0.0000311279296875">
                <text:p>0.00003112792968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946044921875">
                <text:p>0.0000946044921875</text:p>
              </table:table-cell>
              <table:table-cell office:value-type="float" office:value="0.00003021240234375">
                <text:p>0.000030212402343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926017761230469">
                <text:p>0.0000926017761230469</text:p>
              </table:table-cell>
              <table:table-cell office:value-type="float" office:value="0.0000300216674804688">
                <text:p>0.0000300216674804688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0927056206597222">
                <text:p>0.0000927056206597222</text:p>
              </table:table-cell>
              <table:table-cell office:value-type="float" office:value="0.0000299241807725694">
                <text:p>0.000029924180772569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0925827026367188">
                <text:p>0.0000925827026367188</text:p>
              </table:table-cell>
              <table:table-cell office:value-type="float" office:value="0.0000300884246826172">
                <text:p>0.00003008842468261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